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E346E5FB.jpg" manifest:media-type="image/jpeg"/>
  <manifest:file-entry manifest:full-path="Pictures/10000000000004000000030063B93BB5.jpg" manifest:media-type="image/jpeg"/>
  <manifest:file-entry manifest:full-path="Pictures/1000000000000400000003002712D1D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굴림" svg:font-family="굴림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fo:min-height="6.05cm"/>
    </style:style>
    <style:style style:name="gr2" style:family="graphic">
      <style:graphic-properties style:protect="size"/>
    </style:style>
    <style:style style:name="pr1" style:family="presentation" style:parent-style-name="Título1-title">
      <style:graphic-properties draw:stroke="none" draw:fill="none" draw:fill-color="#5793d1" draw:textarea-horizontal-align="left" draw:textarea-vertical-align="middle" draw:auto-grow-height="false" draw:auto-grow-width="false" fo:min-height="1.699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2" style:family="presentation" style:parent-style-name="Título1-subtitle">
      <style:graphic-properties draw:stroke="none" draw:fill="none" draw:fill-color="#5793d1" draw:textarea-horizontal-align="left" draw:textarea-vertical-align="top" draw:auto-grow-height="false" draw:auto-grow-width="false" fo:min-height="1.646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3" style:family="presentation" style:parent-style-name="Título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Padrão-title">
      <style:graphic-properties draw:stroke="none" draw:fill="none" draw:fill-color="#5793d1" draw:textarea-horizontal-align="left" draw:textarea-vertical-align="middle" draw:auto-grow-height="false" draw:auto-grow-width="false" fo:min-height="1.729cm" fo:min-width="0cm" fo:padding-top="0.13cm" fo:padding-bottom="0.13cm" fo:padding-left="0.25cm" fo:padding-right="0.25cm" fo:wrap-option="wrap" draw:shadow-color="#4377ba"/>
    </style:style>
    <style:style style:name="pr5" style:family="presentation" style:parent-style-name="Padrão-outline1">
      <style:graphic-properties draw:stroke="none" draw:fill="none" draw:fill-color="#5793d1" draw:textarea-horizontal-align="left" draw:textarea-vertical-align="top" draw:auto-grow-height="false" draw:auto-grow-width="false" draw:fit-to-size="shrink-to-fit" fo:min-height="11.595cm" fo:min-width="0cm" fo:padding-top="0.13cm" fo:padding-bottom="0.13cm" fo:padding-left="0.25cm" fo:padding-right="0.25cm" fo:wrap-option="wrap" draw:shadow-color="#4377ba"/>
    </style:style>
    <style:style style:name="pr6" style:family="presentation" style:parent-style-name="Padrão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title">
      <style:graphic-properties fo:min-height="1.729cm"/>
    </style:style>
    <style:style style:name="pr8" style:family="presentation" style:parent-style-name="Padrão-outline1">
      <style:graphic-properties fo:min-height="10.501cm"/>
    </style:style>
    <style:style style:name="pr9" style:family="presentation" style:parent-style-name="Padrão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size="26pt" style:font-size-asian="26pt" style:font-size-complex="26pt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style:writing-mode="lr-tb" style:font-independent-line-spacing="true"/>
      <style:text-properties fo:color="#000000" style:font-name="Liberation Serif"/>
    </style:style>
    <style:style style:name="P7" style:family="paragraph">
      <style:paragraph-properties fo:margin-left="0cm" fo:margin-right="0cm" fo:margin-top="0.176cm" fo:margin-bottom="0cm" fo:line-height="80%" fo:text-indent="0cm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000000" style:font-name="Liberation Serif" fo:font-size="36pt" fo:language="en" fo:country="US" style:font-name-asian="굴림" style:font-size-asian="36pt" style:language-asian="ko" style:country-asian="KR" style:font-name-complex="굴림" style:font-size-complex="36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color="#000000" style:font-name="Liberation Serif"/>
    </style:style>
    <style:style style:name="T5" style:family="text">
      <style:text-properties fo:color="#000000" style:font-name="Liberation Serif" fo:font-size="40pt" style:font-size-asian="40pt" style:font-size-complex="40pt"/>
    </style:style>
    <style:style style:name="T6" style:family="text">
      <style:text-properties style:font-name="Liberation Serif" fo:font-size="20pt" fo:language="en" fo:country="US" fo:font-weight="bold" style:font-name-asian="굴림" style:font-size-asian="20pt" style:language-asian="ko" style:country-asian="KR" style:font-weight-asian="bold" style:font-name-complex="굴림" style:font-size-complex="20pt" style:font-weight-complex="bold"/>
    </style:style>
    <style:style style:name="T7" style:family="text">
      <style:text-properties style:font-name="Liberation Serif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8" style:family="text">
      <style:text-properties style:font-name="Liberation Serif" fo:font-size="20pt" fo:language="en" fo:country="US" style:font-name-asian="굴림" style:font-size-asian="20pt" style:font-name-complex="굴림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Microsoft Sans Serif1" fo:color="#4d4d4d" fo:font-size="100%"/>
      </text:list-level-style-bullet>
      <text:list-level-style-bullet text:level="3" text:bullet-char="•">
        <style:list-level-properties text:space-before="2.54cm"/>
        <style:text-properties style:font-name="Microsoft Sans Serif1" fo:color="#4d4d4d" fo:font-size="100%"/>
      </text:list-level-style-bullet>
      <text:list-level-style-bullet text:level="4" text:bullet-char="–">
        <style:list-level-properties text:space-before="3.81cm"/>
        <style:text-properties style:font-name="Microsoft Sans Serif1" fo:color="#4d4d4d" fo:font-size="100%"/>
      </text:list-level-style-bullet>
      <text:list-level-style-bullet text:level="5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6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7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8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9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10" text:bullet-char="»">
        <style:list-level-properties text:space-before="5.08cm"/>
        <style:text-properties style:font-name="Microsoft Sans Serif1" fo:color="#4d4d4d" fo:font-size="100%"/>
      </text:list-level-style-bullet>
    </text:list-style>
    <text:list-style style:name="L4">
      <text:list-level-style-number text:level="1" style:num-format="">
        <style:list-level-properties/>
        <style:text-properties fo:color="#a29a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Microsoft Sans Serif1" fo:color="#4d4d4d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Microsoft Sans Serif1" fo:color="#4d4d4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Microsoft Sans Serif1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Microsoft Sans Serif1" fo:color="#4d4d4d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crosoft Sans Serif1" fo:color="#4d4d4d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4d4d4d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Microsoft Sans Serif1" fo:color="#4d4d4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Microsoft Sans Serif1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Microsoft Sans Serif1" fo:color="#4d4d4d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crosoft Sans Serif1" fo:color="#4d4d4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crosoft Sans Serif1" fo:color="#4d4d4d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d4d4d" fo:font-size="100%"/>
      </text:list-level-style-bullet>
      <text:list-level-style-bullet text:level="2" text:bullet-char="–">
        <style:list-level-properties text:space-before="1.27cm"/>
        <style:text-properties style:font-name="Microsoft Sans Serif1" fo:color="#4d4d4d" fo:font-size="100%"/>
      </text:list-level-style-bullet>
      <text:list-level-style-bullet text:level="3" text:bullet-char="•">
        <style:list-level-properties text:space-before="2.54cm"/>
        <style:text-properties style:font-name="Microsoft Sans Serif1" fo:color="#4d4d4d" fo:font-size="100%"/>
      </text:list-level-style-bullet>
      <text:list-level-style-bullet text:level="4" text:bullet-char="–">
        <style:list-level-properties text:space-before="3.81cm"/>
        <style:text-properties style:font-name="Microsoft Sans Serif1" fo:color="#4d4d4d" fo:font-size="100%"/>
      </text:list-level-style-bullet>
      <text:list-level-style-bullet text:level="5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6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7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8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9" text:bullet-char="»">
        <style:list-level-properties text:space-before="5.08cm"/>
        <style:text-properties style:font-name="Microsoft Sans Serif1" fo:color="#4d4d4d" fo:font-size="100%"/>
      </text:list-level-style-bullet>
      <text:list-level-style-bullet text:level="10" text:bullet-char="»">
        <style:list-level-properties text:space-before="5.08cm"/>
        <style:text-properties style:font-name="Microsoft Sans Serif1" fo:color="#4d4d4d" fo:font-size="100%"/>
      </text:list-level-style-bullet>
    </text:list-style>
  </office:automatic-styles>
  <office:body>
    <office:presentation>
      <draw:page draw:name="Name of presentation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3cm" svg:height="1.958cm" svg:x="1.6cm" svg:y="1.242cm" presentation:class="title" presentation:user-transformed="true">
          <draw:text-box>
            <text:p text:style-name="P1"><text:span text:style-name="T1"><text:s/></text:span></text:p>
          </draw:text-box>
        </draw:frame>
        <draw:frame draw:style-name="gr1" draw:text-style-name="P4" draw:layer="layout" svg:width="21.6cm" svg:height="6.3cm" svg:x="1.6cm" svg:y="1.1cm">
          <draw:text-box>
            <text:p text:style-name="P3"><text:span text:style-name="T2">Robô de inspeção com capacidade de realizar operações semi-autônomas em estruturas subaquáticas.</text:span><text:span text:style-name="T3">.</text:span></text:p>
          </draw:text-box>
        </draw:frame>
        <draw:frame presentation:style-name="pr2" draw:text-style-name="P2" draw:layer="layout" svg:width="21.59cm" svg:height="1.905cm" svg:x="6.41cm" svg:y="7.601cm">
          <draw:text-box>
            <text:p text:style-name="P5"><text:span text:style-name="T4">Luiz Paulo de Souza Santos PRH55</text:span></text:p>
            <text:list text:style-name="L1">
              <text:list-header>
                <text:p text:style-name="P5"/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int master" draw:style-name="dp3" draw:master-page-name="Padrão" presentation:presentation-page-layout-name="AL2T1">
        <office:forms form:automatic-focus="false" form:apply-design-mode="false"/>
        <draw:frame presentation:style-name="pr4" draw:text-style-name="P6" draw:layer="layout" svg:width="19.262cm" svg:height="1.988cm" svg:x="5.6cm" svg:y="1.4cm" presentation:class="title" presentation:user-transformed="true">
          <draw:text-box>
            <text:p text:style-name="P1"><text:span text:style-name="T5">Luiz Paulo de Souza Santos </text:span></text:p>
          </draw:text-box>
        </draw:frame>
        <draw:frame presentation:style-name="pr5" draw:text-style-name="P2" draw:layer="layout" svg:width="19.262cm" svg:height="11.854cm" svg:x="5.538cm" svg:y="5.6cm" presentation:class="outline" presentation:user-transformed="true">
          <draw:text-box>
            <text:p><text:span text:style-name="T6">Formação acadêmica/titulação</text:span></text:p>
            <text:list text:style-name="L6">
              <text:list-header>
                <text:p text:style-name="P7"><text:span text:style-name="T7"/></text:p>
              </text:list-header>
              <text:list-item>
                <text:p text:style-name="P7"><text:span text:style-name="T7">Graduação em andamento em Engenharia de Controle e Automação. </text:span></text:p>
              </text:list-item>
            </text:list>
            <text:list text:style-name="L7">
              <text:list-header>
                <text:p text:style-name="P7"><text:span text:style-name="T7">SENAI - Departamento Regional da Bahia, SENAI/DR/BA, Brasil.</text:span></text:p>
                <text:p text:style-name="P7"><text:span text:style-name="T7"/></text:p>
              </text:list-header>
              <text:list-item>
                <text:p text:style-name="P7"><text:span text:style-name="T7"><text:s text:c="3"/></text:span><text:span text:style-name="T7">Técnico em Mecatrônica - Fundação Baiana de Engenharia, FBE, Brasil.</text:span></text:p>
                <text:p text:style-name="P7"><text:span text:style-name="T7"/></text:p>
              </text:list-item>
            </text:list>
            <text:p><text:span text:style-name="T6">Atuação Profissional</text:span></text:p>
            <text:list text:continue-numbering="true" text:style-name="L7">
              <text:list-header>
                <text:p text:style-name="P7"><text:span text:style-name="T7"/></text:p>
              </text:list-header>
              <text:list-item>
                <text:p text:style-name="P7"><text:span text:style-name="T7"><text:s text:c="2"/></text:span><text:span text:style-name="T7">Heringer Fertilizantes - Líder de Manutenção - de Maio/2013 a Julho/2014</text:span></text:p>
                <text:p text:style-name="P7"><text:span text:style-name="T7"/></text:p>
              </text:list-item>
              <text:list-item>
                <text:p text:style-name="P7"><text:span text:style-name="T7"><text:s text:c="2"/></text:span><text:span text:style-name="T7">SENAI - Professor de Setembro/2014 a janeiro/2016</text:span></text:p>
                <text:p text:style-name="P7"><text:span text:style-name="T7"/></text:p>
              </text:list-item>
              <text:list-item>
                <text:p text:style-name="P7"><text:span text:style-name="T7"><text:s text:c="2"/></text:span><text:span text:style-name="T7">SENAI CIMATEC – Bolsista ANP – PRH55</text:span></text:p>
              </text:list-item>
            </text:list>
            <text:list text:style-name="L6">
              <text:list-header>
                <text:p text:style-name="P7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4" draw:master-page-name="Padrão" presentation:presentation-page-layout-name="AL2T1">
        <office:forms form:automatic-focus="false" form:apply-design-mode="false"/>
        <draw:frame presentation:style-name="pr7" draw:layer="layout" svg:width="20.32cm" svg:height="2.123cm" svg:x="2.752cm" svg:y="4.8cm" presentation:class="title" presentation:user-transformed="true">
          <draw:text-box>
            <text:p>Introdução</text:p>
          </draw:text-box>
        </draw:frame>
        <draw:frame presentation:style-name="pr8" draw:layer="layout" svg:width="20.32cm" svg:height="10.751cm" svg:x="2.752cm" svg:y="7.24cm" presentation:class="outline">
          <draw:text-box>
            <text:list text:style-name="L5">
              <text:list-item>
                <text:p>Primeiro ROV.</text:p>
              </text:list-item>
              <text:list-item>
                <text:p>Classificação: OCROV, MSROV, WCROV e veículos especiais.</text:p>
              </text:list-item>
              <text:list-item>
                <text:p>Aplicações e características</text:p>
              </text:list-item>
              <text:list-item>
                <text:p>Vantagens e desvantagens. 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2T1">
        <office:forms form:automatic-focus="false" form:apply-design-mode="false"/>
        <draw:frame presentation:style-name="pr7" draw:layer="layout" svg:width="20.32cm" svg:height="2.123cm" svg:x="2.752cm" svg:y="4.8cm" presentation:class="title" presentation:user-transformed="true">
          <draw:text-box>
            <text:p>Objetivo</text:p>
          </draw:text-box>
        </draw:frame>
        <draw:frame presentation:style-name="pr8" draw:layer="layout" svg:width="20.32cm" svg:height="10.751cm" svg:x="2.752cm" svg:y="7.24cm" presentation:class="outline">
          <draw:text-box>
            <text:list text:style-name="L5">
              <text:list-item>
                <text:p>Desenvolver uma interface operacional de fácil compreensão.</text:p>
              </text:list-item>
              <text:list-item>
                <text:p>Operar o OpenROV através de um computador.</text:p>
              </text:list-item>
              <text:list-item>
                <text:p>Realizar operações automaticamente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2T1">
        <office:forms form:automatic-focus="false" form:apply-design-mode="false"/>
        <draw:frame presentation:style-name="pr7" draw:layer="layout" svg:width="20.32cm" svg:height="2.123cm" svg:x="2.752cm" svg:y="4.8cm" presentation:class="title" presentation:user-transformed="true">
          <draw:text-box>
            <text:p>Metodologia</text:p>
          </draw:text-box>
        </draw:frame>
        <draw:frame presentation:style-name="pr8" draw:layer="layout" svg:width="20.32cm" svg:height="10.751cm" svg:x="2.752cm" svg:y="7.24cm" presentation:class="outline">
          <draw:text-box>
            <text:list text:style-name="L5">
              <text:list-header>
                <text:p>Fase 1</text:p>
                <text:list>
                  <text:list-header>
                    <text:p>• Fundamentação teórica</text:p>
                    <text:p>• Montagem do kit OpenROV</text:p>
                    <text:p>• Desenvolvimento da Programação no ROS e a integração com o Kit OpenROV</text:p>
                    <text:p>• Desenvolvimento da interface de controle do ROV</text:p>
                    <text:p>• Test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Padrão" presentation:presentation-page-layout-name="AL2T1">
        <office:forms form:automatic-focus="false" form:apply-design-mode="false"/>
        <draw:frame presentation:style-name="pr7" draw:layer="layout" svg:width="20.32cm" svg:height="2.123cm" svg:x="2.752cm" svg:y="4.8cm" presentation:class="title" presentation:user-transformed="true">
          <draw:text-box>
            <text:p>Metodologia</text:p>
          </draw:text-box>
        </draw:frame>
        <draw:frame presentation:style-name="pr8" draw:layer="layout" svg:width="20.32cm" svg:height="10.751cm" svg:x="2.752cm" svg:y="7.24cm" presentation:class="outline">
          <draw:text-box>
            <text:list text:style-name="L5">
              <text:list-header>
                <text:p>Fase 2</text:p>
                <text:list>
                  <text:list-header>
                    <text:p>• Adicionar à programação realizadas no ROS os algorítimos que controlam o OpenROV de maneira semi-autônoma de acordo com os dados adquiridos por sensores.</text:p>
                    <text:p>• Desenvolver o ambiente aquático para a simulação do ROV no software GAZEBO.</text:p>
                    <text:p>• Desenvolver o modelo de simulação do OpenROV no software GAZEBO.</text:p>
                    <text:p>• Realizar os testes no tanque com o OpenROV e comparar com as simulações realizadas no GAZEBO.</text:p>
                    <text:p>• Desenvolver um artigo científico referente ao projeto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Padrão" presentation:presentation-page-layout-name="AL2T1">
        <office:forms form:automatic-focus="false" form:apply-design-mode="false"/>
        <draw:frame presentation:style-name="pr7" draw:layer="layout" svg:width="20.32cm" svg:height="2.123cm" svg:x="2.752cm" svg:y="4.8cm" presentation:class="title" presentation:user-transformed="true">
          <draw:text-box>
            <text:p>Resultados </text:p>
          </draw:text-box>
        </draw:frame>
        <draw:frame presentation:style-name="pr8" draw:layer="layout" svg:width="20.32cm" svg:height="10.751cm" svg:x="2.752cm" svg:y="7.24cm" presentation:class="outline">
          <draw:text-box>
            <text:list text:style-name="L5">
              <text:list-item>
                <text:p>Obter a execução de algumas ações autônomas.</text:p>
              </text:list-item>
              <text:list-item>
                <text:p>Obter uma interface intuitiva e de baixo custo.</text:p>
              </text:list-item>
              <text:list-item>
                <text:p>Ter um controle preciso e de fácil adaptabilidade.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굴림" svg:font-family="굴림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00000003002712D1D5.jpg" xlink:type="simple" xlink:show="embed" xlink:actuate="onLoad"/>
    <draw:fill-image draw:name="Bitmape_20_2" draw:display-name="Bitmape 2" xlink:href="Pictures/10000000000004000000030063B93BB5.jpg" xlink:type="simple" xlink:show="embed" xlink:actuate="onLoad"/>
    <draw:fill-image draw:name="Bitmape_20_3" draw:display-name="Bitmape 3" xlink:href="Pictures/100000000000040000000300E346E5F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Microsoft Sans Serif1" fo:color="#4d4d4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Microsoft Sans Serif1" fo:color="#4d4d4d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Microsoft Sans Serif1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Microsoft Sans Serif1" fo:color="#4d4d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crosoft Sans Serif1" fo:color="#4d4d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crosoft Sans Serif1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crosoft Sans Serif1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crosoft Sans Serif1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crosoft Sans Serif1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crosoft Sans Serif1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1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1" fo:color="#4d4d4d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1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1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a29aa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a29aa3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1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1" fo:color="#4d4d4d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1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1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d4d4d" style:text-line-through-style="none" style:text-line-through-type="none" style:text-position="0% 100%" style:font-name="Microsoft Sans Serif1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fill-color="#5793d1" draw:textarea-horizontal-align="left" draw:textarea-vertical-align="top" draw:auto-grow-height="false" draw:auto-grow-width="false" fo:min-height="1.646cm" fo:min-width="0cm" fo:padding-top="0.13cm" fo:padding-bottom="0.13cm" fo:padding-left="0.25cm" fo:padding-right="0.25cm" fo:wrap-option="wrap" draw:shadow-offset-x="0.035cm" draw:shadow-offset-y="0.035cm" draw:shadow-color="#ffffff">
        <text:list-style style:name="Título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1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1" fo:color="#4d4d4d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1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1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1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fill-color="#5793d1" draw:textarea-horizontal-align="left" draw:textarea-vertical-align="middle" draw:auto-grow-height="false" draw:auto-grow-width="false" fo:min-height="1.699cm" fo:min-width="0cm" fo:padding-top="0.13cm" fo:padding-bottom="0.13cm" fo:padding-left="0.25cm" fo:padding-right="0.25cm" fo:wrap-option="wrap" draw:shadow-offset-x="0.035cm" draw:shadow-offset-y="0.035cm" draw:shadow-color="#ffffff">
        <text:list-style style:name="Título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0.32cm" svg:height="1.989cm" svg:x="2.752cm" svg:y="4.867cm" presentation:class="title" presentation:placeholder="true">
        <draw:text-box/>
      </draw:frame>
      <draw:frame presentation:style-name="Padrão-outline1" draw:layer="backgroundobjects" svg:width="20.32cm" svg:height="10.751cm" svg:x="2.752cm" svg:y="7.24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2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9cm" svg:height="1.958cm" svg:x="2.752cm" svg:y="2.752cm" presentation:class="title" presentation:placeholder="true">
        <draw:text-box/>
      </draw:frame>
      <draw:frame presentation:style-name="Título1-subtitle" draw:layer="backgroundobjects" svg:width="21.59cm" svg:height="1.905cm" svg:x="2.752cm" svg:y="4.656cm" presentation:class="subtitle" presentation:placeholder="true">
        <draw:text-box/>
      </draw:frame>
      <draw:frame presentation:style-name="Título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5" draw:layer="backgroundobjects" svg:width="8.255cm" svg:height="1.27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4" draw:text-style-name="MP7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me of presentation</dc:title>
    <meta:creation-date>2016-05-02T09:08:17.746064414</meta:creation-date>
    <dc:date>2016-05-06T09:57:51.536316648</dc:date>
    <meta:editing-cycles>19</meta:editing-cycles>
    <meta:editing-duration>PT37M26S</meta:editing-duration>
    <meta:generator>LibreOffice/4.2.8.2$Linux_X86_64 LibreOffice_project/420m0$Build-2</meta:generator>
    <meta:document-statistic meta:object-count="58"/>
  </office:meta>
</office:document-meta>
</file>